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P8"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cc0000" fo:font-weight="normal" style:font-weight-asian="normal" style:font-weight-complex="normal"/>
    </style:style>
    <style:style style:name="T29"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2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11">$class-name: "foo";</text:span></text:p>
                <text:p><text:span text:style-name="T11"/></text:p>
                <text:p><text:span text:style-name="T11">a.#{$class-name} {</text:span></text:p>
                <text:p><text:span text:style-name="T11"><text:s text:c="3"/></text:span><text:span text:style-name="T11">color: blue;</text:span></text:p>
                <text:p><text:span text:style-name="T11">}</text:span></text:p>
                <text:p/>
                <text:p>results in</text:p>
                <text:p/>
                <text:p>CSS:</text:p>
                <text:p/>
                <text:p><text:span text:style-name="T3">a.#foo {</text:span></text:p>
                <text:p><text:span text:style-name="T3"><text:s text:c="3"/></text:span><text:span text:style-name="T3">color: blue;</text:span></text:p>
                <text:p><text:span text:style-name="T3">}</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text:tab/></text:p>
          </draw:text-box>
        </draw:frame>
        <draw:frame presentation:style-name="pr5" draw:layer="layout" svg:width="25.2cm" svg:height="12.179cm" svg:x="1.4cm" svg:y="5.066cm" presentation:class="outline">
          <draw:text-box>
            <text:list text:style-name="L2">
              <text:list-header>
                <text:p><text:span text:style-name="T26">Color:</text:span></text:p>
              </text:list-header>
              <text:list-item>
                <text:p>SassScript supports the same color expressions that are supported by CSS: </text:p>
                <text:p>-hex values such as <text:span text:style-name="T3">#0000</text:span>, </text:p>
                <text:p>-named values such as red, rgb expressions like <text:span text:style-name="T3">rgb(100, 39, 153)</text:span>,</text:p>
                <text:p>- rgba expressions such as <text:span text:style-name="T3">rgba(100, 39, 153, 75)</text:span>,</text:p>
                <text:p>- hsl expressions such as <text:span text:style-name="T3">hsl(0, 30%, 100%)</text:span>, </text:p>
                <text:p>-hsla expressions such as <text:span text:style-name="T3">hsla(0, 30%, 100%, 0.3)</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26">List:</text:span></text:p>
                <text:p>A SassScript list is a series of values separated by either spaces or commas. The contents of both of the following variables will be treated as lists by SassScript:</text:p>
                <text:p>SCSS:</text:p>
                <text:p><text:span text:style-name="T3">$body-font: Helvetica, Arial, sans-serif;</text:span></text:p>
                <text:p><text:span text:style-name="T3">$body-margin: 0 0 10px 15px;</text:span></text:p>
                <text:p>Lists don't have to contain simple values; they can contain other lists:</text:p>
                <text:p><text:span text:style-name="T3">$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empty-list: ();</text:span></text:p>
                <text:p><text:span text:style-name="T3">$missing-list: 10px () 30px 0;</text:span></text:p>
              </text:list-header>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text-style-name="P8" draw:layer="layout" svg:width="25.2cm" svg:height="12.179cm" svg:x="1.4cm" svg:y="5.066cm" presentation:class="outline">
          <draw:text-box>
            <text:list text:style-name="L2">
              <text:list-header>
                <text:p><text:span text:style-name="T26">Map:</text:span></text:p>
              </text:list-header>
              <text:list-item>
                <text:p><text:span text:style-name="T27">In SassScript, maps are key-value pairs.</text:span></text:p>
                <text:p><text:span text:style-name="T27">- </text:span><text:span text:style-name="T28">$red-map: (light: #e57373, medium: #f44336, dark: #b71c1c);</text:span></text:p>
              </text:list-item>
              <text:list-item>
                <text:p><text:span text:style-name="T27">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26">Map Example:</text:span></text:p>
                <text:p>SCSS:<text:span text:style-name="T11"> map-get()</text:span></text:p>
                <text:p><text:span text:style-name="T29">$red-map: (light: #e57373, medium: #f44336, dark: #b71c1c);</text:span></text:p>
                <text:p><text:span text:style-name="T29">p {</text:span></text:p>
                <text:p><text:span text:style-name="T29"><text:s/></text:span><text:span text:style-name="T29">color: map-get($red-map, light);</text:span></text:p>
                <text:p><text:span text:style-name="T29">}</text:span></text:p>
                <text:p/>
              </text:list-header>
              <text:list-item>
                <text:p>The <text:span text:style-name="T3">map-get() function</text:span> takes a map and a key and returns the value of that key. In this case, the CSS would be:</text:p>
                <text:p>CSS:</text:p>
                <text:p><text:span text:style-name="T29">p {</text:span></text:p>
                <text:p><text:span text:style-name="T29"><text:s text:c="3"/></text:span><text:span text:style-name="T29">color: $e57373;</text:span></text:p>
                <text:p><text:span text:style-name="T29">}</text:span></text:p>
                <text:p><text:span text:style-name="T29"/></text:p>
                <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1. Equality Operations:</text:span></text:p>
              </text:list-header>
              <text:list-item>
                <text:p>SassScript supports one operation for all data types: equality. You can compare any two values using the <text:span text:style-name="T3">== and != operators</text:span>, which return a Boolean value. You can compare any data types.</text:p>
                <text:p><text:span text:style-name="T3">2 == 3 //false</text:span></text:p>
                <text:p><text:span text:style-name="T3">2 != 3 //true</text:span></text:p>
              </text:list-item>
              <text:list-item>
                <text:p>example 2: </text:p>
                <text:p><text:span text:style-name="T3">$a: bold;</text:span></text:p>
                <text:p><text:span text:style-name="T3">$b: italic;</text:span></text:p>
                <text:p><text:span text:style-name="T3">$a == $b /* false */</text:span></text:p>
                <text:p><text:span text:style-name="T3">$a != $b /* true */</text:span></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26">2. Boolean Operation:</text:span></text:p>
              </text:list-header>
              <text:list-item>
                <text:p>Sass supports three Boolean operators: <text:span text:style-name="T14">and, or and not</text:span>.</text:p>
              </text:list-item>
              <text:list-item>
                <text:p>The <text:span text:style-name="T12">and </text:span>operator returns true only if both of its operands are true:</text:p>
                <text:p><text:span text:style-name="T3">true and true <text:s text:c="10"/>//returns true</text:span></text:p>
                <text:p><text:span text:style-name="T3">true and false <text:s text:c="8"/>//returns false</text:span></text:p>
              </text:list-item>
              <text:list-item>
                <text:p><text:span text:style-name="T12">The or operator returns true if either of operands are true:</text:span></text:p>
                <text:p><text:span text:style-name="T3">true or false <text:s text:c="10"/>//returns true</text:span></text:p>
                <text:p><text:span text:style-name="T3">true or true <text:s text:c="11"/>//returns true</text:span></text:p>
                <text:p><text:span text:style-name="T3">false or false <text:s text:c="8"/>//returns false</text:span></text:p>
              </text:list-item>
              <text:list-item>
                <text:p><text:span text:style-name="T12">The final Boolean operator, not. It simply inverts the truth or falseness of a Boolean value:</text:span></text:p>
                <text:p><text:span text:style-name="T3">not true <text:s text:c="16"/>//false</text:span></text:p>
                <text:p><text:span text:style-name="T3">not false <text:s text:c="14"/>//true</text:span></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26">Numeric Operations:</text:span></text:p>
              </text:list-header>
              <text:list-item>
                <text:p>SassScript allows you to perform arithmetic and comparison operations on numeric values.</text:p>
              </text:list-item>
              <text:list-item>
                <text:p>For example:</text:p>
                <text:p>SCSS:</text:p>
                <text:p><text:span text:style-name="T3">1 + 1 <text:s text:c="2"/>//2 (addition)</text:span></text:p>
                <text:p><text:span text:style-name="T3">1 - 1 <text:s text:c="2"/>//0 (subtraction)</text:span></text:p>
                <text:p><text:span text:style-name="T3">2 * 3 <text:s text:c="2"/>//6 (multiplication)</text:span></text:p>
                <text:p><text:span text:style-name="T3">(6 / 3) //2 (division, see below for an explanation of the parentheses)</text:span></text:p>
                <text:p><text:span text:style-name="T3">5 % 2 <text:s text:c="2"/>//5 (modulus)</text:span></text:p>
                <text:p><text:span text:style-name="T3">-3 <text:s text:c="5"/>//3 less than zero (negation)</text:span></text:p>
              </text:list-item>
              <text:list-item>
                <text:p/>
              </text:list-item>
            </text:list>
          </draw:text-box>
        </draw:frame>
        <presentation:notes draw:style-name="dp2">
          <office:forms form:automatic-focus="false" form:apply-design-mode="false"/>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al Operations</text:p>
          </draw:text-box>
        </draw:frame>
        <draw:frame presentation:style-name="pr5" draw:layer="layout" svg:width="25.2cm" svg:height="12.179cm" svg:x="1.4cm" svg:y="5.066cm" presentation:class="outline">
          <draw:text-box>
            <text:list text:style-name="L2">
              <text:list-header>
                <text:p>A space on both sides of the operator indicates subtraction:</text:p>
                <text:p><text:span text:style-name="T11">5 - 2 //subtraction</text:span></text:p>
              </text:list-header>
              <text:list-item>
                <text:p>No spaces also indicates subtraction:</text:p>
                <text:p><text:span text:style-name="T11">5-2 //subtraction</text:span></text:p>
              </text:list-item>
              <text:list-item>
                <text:p>But if you only include one space, you get a list with a negative value:</text:p>
                <text:p><text:span text:style-name="T11">5 -2 //this is a list with two items</text:span></text:p>
                <text:p/>
                <text:p/>
              </text:list-item>
            </text:list>
          </draw:text-box>
        </draw:frame>
        <presentation:notes draw:style-name="dp2">
          <office:forms form:automatic-focus="false" form:apply-design-mode="false"/>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Comparisions:</text:span></text:p>
                <text:p><text:span text:style-name="T11">SCSS: Comparison Operators</text:span></text:p>
                <text:p><text:span text:style-name="T11">5 &lt; 3 <text:s/>//false (less than)</text:span></text:p>
                <text:p><text:span text:style-name="T11">5 &gt; 3 <text:s/>//true (greater than)</text:span></text:p>
                <text:p><text:span text:style-name="T11">3 &lt;= 3 //true (less than or equal to)</text:span></text:p>
                <text:p><text:span text:style-name="T11">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office:forms form:automatic-focus="false" form:apply-design-mode="false"/>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26">String Operation:</text:span></text:p>
              </text:list-header>
              <text:list-item>
                <text:p>Sass only supports a single operator on strings, concatenation, but it supports several varieties of it. The simplest is the concatenation operator.</text:p>
                <text:p>SCSS:</text:p>
                <text:p>"<text:span text:style-name="T11">hello, " + "world" <text:s/>// returns "hello, world"</text:span></text:p>
              </text:list-item>
              <text:list-item>
                <text:p><text:span text:style-name="T12">The Sass transpiler will determine whether to quote the string based on the first operand:</text:span></text:p>
                <text:p><text:span text:style-name="T12">SCSS:</text:span></text:p>
                <text:p><text:span text:style-name="T11">p {</text:span></text:p>
                <text:p><text:span text:style-name="T11"><text:s text:c="3"/></text:span><text:span text:style-name="T11">content: "Hello " + world;</text:span></text:p>
                <text:p><text:span text:style-name="T11"><text:s text:c="3"/></text:span><text:span text:style-name="T11">font-family: sans + "-serif";</text:span></text:p>
                <text:p><text:span text:style-name="T11">}</text:span></text:p>
              </text:list-item>
              <text:list-item>
                <text:p><text:span text:style-name="T12">will be output as:</text:span></text:p>
                <text:p><text:span text:style-name="T12">CSS:</text:span></text:p>
                <text:p><text:span text:style-name="T11"/></text:p>
                <text:p><text:span text:style-name="T11">p {</text:span></text:p>
                <text:p><text:span text:style-name="T11"><text:s text:c="3"/></text:span><text:span text:style-name="T11">content: "Hello world";</text:span></text:p>
                <text:p><text:span text:style-name="T11"><text:s text:c="3"/></text:span><text:span text:style-name="T11">font-family: sans-serif;</text:span></text:p>
                <text:p><text:span text:style-name="T11">}</text:span></text:p>
              </text:list-item>
            </text:list>
          </draw:text-box>
        </draw:frame>
        <presentation:notes draw:style-name="dp2">
          <office:forms form:automatic-focus="false" form:apply-design-mode="false"/>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Operation</text:p>
          </draw:text-box>
        </draw:frame>
        <draw:frame presentation:style-name="pr5" draw:layer="layout" svg:width="25.2cm" svg:height="12.179cm" svg:x="1.4cm" svg:y="5.066cm" presentation:class="outline">
          <draw:text-box>
            <text:list text:style-name="L2">
              <text:list-item>
                <text:p>You can use expressions in strings by wrapping them in the interpolation operator, #{}.</text:p>
                <text:p>SCSS:</text:p>
                <text:p><text:span text:style-name="T11">#plain-text {</text:span></text:p>
                <text:p><text:span text:style-name="T11"><text:s text:c="3"/></text:span><text:span text:style-name="T11">content: "I'm 1 + 2 years old";</text:span></text:p>
                <text:p><text:span text:style-name="T11">}</text:span></text:p>
                <text:p><text:span text:style-name="T11">#interpolated {</text:span></text:p>
                <text:p><text:span text:style-name="T11"><text:s text:c="3"/></text:span><text:span text:style-name="T11">content: "I'm #{1 + 3} years old";</text:span></text:p>
                <text:p><text:span text:style-name="T11">}</text:span></text:p>
              </text:list-item>
              <text:list-item>
                <text:p><text:span text:style-name="T12">will be transpiled to:</text:span></text:p>
                <text:p><text:span text:style-name="T12">CSS:</text:span></text:p>
                <text:p><text:span text:style-name="T11"/></text:p>
                <text:p><text:span text:style-name="T11">#plain-text {</text:span></text:p>
                <text:p><text:span text:style-name="T11"><text:s text:c="2"/></text:span><text:span text:style-name="T11">content: "I'm 1 + 2 years old";</text:span></text:p>
                <text:p><text:span text:style-name="T11">}</text:span></text:p>
                <text:p><text:span text:style-name="T11"/></text:p>
                <text:p><text:span text:style-name="T11">#interpolated {</text:span></text:p>
                <text:p><text:span text:style-name="T11"><text:s text:c="3"/></text:span><text:span text:style-name="T11">content: "I'm 4 years old";</text:span></text:p>
                <text:p><text:span text:style-name="T11">}</text:span></text:p>
              </text:list-item>
            </text:list>
          </draw:text-box>
        </draw:frame>
        <presentation:notes draw:style-name="dp2">
          <office:forms form:automatic-focus="false" form:apply-design-mode="false"/>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text:p>
          </draw:text-box>
        </draw:frame>
        <draw:frame presentation:style-name="pr5" draw:text-style-name="P8" draw:layer="layout" svg:width="25.2cm" svg:height="12.179cm" svg:x="1.4cm" svg:y="5.066cm" presentation:class="outline">
          <draw:text-box>
            <text:list text:style-name="L2">
              <text:list-header>
                <text:p text:style-name="P8"><text:span text:style-name="T26">Color operations:</text:span></text:p>
              </text:list-header>
              <text:list-item>
                <text:p text:style-name="P8"><text:span text:style-name="T27">SassScript allows you to perform arithmetic between two colors or between a color and a numeric value. </text:span></text:p>
              </text:list-item>
              <text:list-item>
                <text:p text:style-name="P8"><text:span text:style-name="T27">When performing arithmetic on two color values, Sass separates each color into its red, green and blue components and then performs on each color separately. Let's look at an example. Given the following expression:</text:span></text:p>
                <text:p text:style-name="P8"><text:span text:style-name="T27">#102030 + #010203</text:span></text:p>
              </text:list-item>
              <text:list-item>
                <text:p text:style-name="P8"><text:span text:style-name="T27">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 text:style-name="P8"><text:span text:style-name="T27">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office:forms form:automatic-focus="false" form:apply-design-mode="false"/>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29T23:29:56.329016730</dc:date>
    <meta:editing-duration>PT9H1M16S</meta:editing-duration>
    <meta:editing-cycles>108</meta:editing-cycles>
    <meta:generator>LibreOffice/4.2.8.2$Linux_x86 LibreOffice_project/420m0$Build-2</meta:generator>
    <meta:document-statistic meta:object-count="213"/>
  </office:meta>
</office:document-meta>
</file>